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 table:number-rows-repeated="104781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Aktion</text:p>
          </table:table-cell>
          <table:table-cell table:style-name="ce5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</table:table>
      <table:named-expressions/>
      <table:database-ranges>
        <table:database-range table:name="__Anonymous_Sheet_DB__0" table:target-range-address="Schreibhand.A1:Schreibhand.C7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23:16:35.48659486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4.1$Linux_X86_64 LibreOffice_project/27d75539669ac387bb498e35313b970b7fe9c4f9</meta:generator>
    <meta:creation-date>2006-09-16T14:57:30</meta:creation-date>
    <dc:date>2021-12-27T23:18:12.343947951</dc:date>
    <meta:editing-cycles>460</meta:editing-cycles>
    <meta:editing-duration>PT20H17M51S</meta:editing-duration>
    <meta:document-statistic meta:table-count="2" meta:cell-count="1823" meta:object-count="0"/>
    <meta:user-defined meta:name="Info 1"/>
    <meta:user-defined meta:name="Info 2"/>
    <meta:user-defined meta:name="Info 3"/>
    <meta:user-defined meta:name="Info 4"/>
  </office:meta>
</office:document-meta>
</file>